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Zircón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Idiomórfica - hipidiomórfica con secciones cuadradas y rectangulare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uy 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con algunas zonas marronos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Una dirección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4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1" table:style-name="ce6">
            <text:p>10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Ninguno 0%</text:p>
          </table:table-cell>
          <table:table-cell table:style-name="ce5"/>
          <table:table-cell table:number-columns-repeated="16381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Zircón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ZrSiO<text:span text:style-name="T1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Cristales que suelen ser hipidiomórficos o idiomórficos con hábitos prismáticos y bipiràmidales, pueden ser redondeados o corroídos y a veces criptocristalino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Muy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 pero puede presentar tonos marrones o verdos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{110} imperfec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n</text:p>
          </table:table-cell>
          <table:table-cell office:value-type="string" table:style-name="ce5">
            <text:p>A menudo incluido en biotita, donde puede formar un círculo negro alrededor de zircón (aureolas metamícticas) por la pérdida de cristalinidad debida a la presencia de elementos radiactivos (Th, U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4º orden aunque puede isotropizarse por metamictiz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Muy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19:24Z</dc:date>
    <meta:editing-cycles>9</meta:editing-cycles>
    <meta:editing-duration>PT4012S</meta:editing-duration>
  </office:meta>
</office:document-meta>
</file>